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2.802cm"/>
    </style:style>
    <style:style style:name="gr2" style:family="graphic" style:parent-style-name="standard">
      <style:graphic-properties draw:fill-color="#cc66ff" draw:textarea-horizontal-align="justify" draw:textarea-vertical-align="middle" draw:auto-grow-height="false" fo:min-height="0.893cm" fo:min-width="2.04cm"/>
    </style:style>
    <style:style style:name="gr3" style:family="graphic" style:parent-style-name="standard">
      <style:graphic-properties draw:fill-color="#cc66ff" draw:textarea-horizontal-align="justify" draw:textarea-vertical-align="middle" draw:auto-grow-height="false" fo:min-height="0.893cm" fo:min-width="2.294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0.893cm" fo:min-width="2.294cm"/>
    </style:style>
    <style:style style:name="gr5" style:family="graphic" style:parent-style-name="standard">
      <style:graphic-properties draw:fill-color="#33ff99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1.316cm" fo:min-width="0.213cm"/>
    </style:style>
    <style:style style:name="gr8" style:family="graphic" style:parent-style-name="standard">
      <style:graphic-properties draw:fill-color="#99ff99" draw:textarea-horizontal-align="justify" draw:textarea-vertical-align="middle" draw:auto-grow-height="false" fo:min-height="2.544cm" fo:min-width="0.771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316cm" fo:min-width="0.213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544cm" fo:min-width="0.771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893cm" fo:min-width="2.294cm"/>
    </style:style>
    <style:style style:name="gr12" style:family="graphic" style:parent-style-name="standard">
      <style:graphic-properties draw:fill-color="#cc66ff" draw:textarea-horizontal-align="justify" draw:textarea-vertical-align="middle" draw:auto-grow-height="false" fo:min-height="0.639cm" fo:min-width="2.294cm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147cm" fo:min-width="2.294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fill-color="#cc66ff" draw:textarea-horizontal-align="justify" draw:textarea-vertical-align="middle" draw:auto-grow-height="false" fo:min-height="0.893cm" fo:min-width="3.056cm"/>
    </style:style>
    <style:style style:name="gr16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</style:style>
    <style:style style:name="P3" style:family="paragraph">
      <loext:graphic-properties draw:fill-color="#99ff99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-color="#cc66ff"/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143cm" svg:x="1.789cm" svg:y="1.508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6.588cm" svg:y="1.508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89cm" svg:y="3.55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425cm" svg:y="3.55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61cm" svg:y="3.55cm">
          <text:p text:style-name="P1">Val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62cm" svg:y="6.084cm">
          <text:p text:style-name="P1">Funnel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298cm" svg:y="6.9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07cm" svg:y="6.842cm">
          <text:p text:style-name="P1">Val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62cm" svg:y="7.843cm">
          <text:p text:style-name="P1">Funne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62cm" svg:y="10.271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271cm" svg:y="9.509cm">
          <text:p text:style-name="P1">Spout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07cm" svg:y="9.509cm">
          <text:p text:style-name="P1">Valve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271cm" svg:y="11.033cm">
          <text:p text:style-name="P1">Spout 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07cm" svg:y="11.033cm">
          <text:p text:style-name="P1">Valve 2</text:p>
          <draw:enhanced-geometry svg:viewBox="0 0 21600 21600" draw:type="rectangle" draw:enhanced-path="M 0 0 L 21600 0 21600 21600 0 21600 0 0 Z N"/>
        </draw:custom-shape>
        <draw:custom-shape draw:style-name="gr5" draw:text-style-name="P4" xml:id="id12" draw:id="id12" draw:layer="layout" svg:width="0.254cm" svg:height="0.254cm" svg:x="4.921cm" svg:y="10.4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4" draw:id="id14" draw:layer="layout" svg:width="0.254cm" svg:height="0.254cm" svg:x="4.922cm" svg:y="11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" draw:id="id3" draw:layer="layout" svg:width="0.254cm" svg:height="0.21cm" svg:x="4.911cm" svg:y="6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5" draw:id="id5" draw:layer="layout" svg:width="0.254cm" svg:height="0.21cm" svg:x="4.912cm" svg:y="8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6" draw:id="id6" draw:layer="layout" svg:width="0.254cm" svg:height="0.21cm" svg:x="4.912cm" svg:y="4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" draw:id="id1" draw:layer="layout" svg:width="0.254cm" svg:height="0.21cm" svg:x="4.913cm" svg:y="2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0" draw:id="id10" draw:layer="layout" svg:width="0.254cm" svg:height="0.21cm" svg:x="9.013cm" svg:y="7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1" draw:id="id11" draw:layer="layout" svg:width="0.254cm" svg:height="0.21cm" svg:x="10.214cm" svg:y="7.4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9" draw:id="id9" draw:layer="layout" svg:width="0.254cm" svg:height="0.21cm" svg:x="10.315cm" svg:y="4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8" draw:id="id8" draw:layer="layout" svg:width="0.254cm" svg:height="0.21cm" svg:x="9.014cm" svg:y="4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7" draw:id="id7" draw:layer="layout" svg:width="0.254cm" svg:height="0.21cm" svg:x="6.215cm" svg:y="4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" draw:id="id4" draw:layer="layout" svg:width="0.254cm" svg:height="0.21cm" svg:x="6.216cm" svg:y="7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" draw:id="id2" draw:layer="layout" svg:width="0.254cm" svg:height="0.21cm" svg:x="6.514cm" svg:y="2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3" draw:id="id13" draw:layer="layout" svg:width="0.254cm" svg:height="0.254cm" svg:x="6.222cm" svg:y="9.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5" draw:id="id15" draw:layer="layout" svg:width="0.254cm" svg:height="0.254cm" svg:x="6.222cm" svg:y="11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8" draw:id="id18" draw:layer="layout" svg:width="0.254cm" svg:height="0.254cm" svg:x="8.923cm" svg:y="11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6" draw:id="id16" draw:layer="layout" svg:width="0.254cm" svg:height="0.254cm" svg:x="8.924cm" svg:y="9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7" draw:id="id17" draw:layer="layout" svg:width="0.254cm" svg:height="0.254cm" svg:x="10.125cm" svg:y="9.9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19" draw:id="id19" draw:layer="layout" svg:width="0.254cm" svg:height="0.254cm" svg:x="10.126cm" svg:y="11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302cm" svg:height="1.143cm" svg:x="1.762cm" svg:y="13.7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271cm" svg:y="12.938cm">
          <text:p text:style-name="P1">Spout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07cm" svg:y="12.938cm">
          <text:p text:style-name="P1">Valve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10.271cm" svg:y="14.462cm">
          <text:p text:style-name="P1">Spout 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6.307cm" svg:y="14.462cm">
          <text:p text:style-name="P1">Valve 2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0.254cm" svg:height="0.254cm" svg:x="4.922cm" svg:y="14.1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2" draw:id="id22" draw:layer="layout" svg:width="0.254cm" svg:height="0.254cm" svg:x="6.222cm" svg:y="13.3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1" draw:id="id21" draw:layer="layout" svg:width="0.254cm" svg:height="0.254cm" svg:x="6.222cm" svg:y="14.8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5" draw:id="id25" draw:layer="layout" svg:width="0.254cm" svg:height="0.254cm" svg:x="8.923cm" svg:y="14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3" draw:id="id23" draw:layer="layout" svg:width="0.254cm" svg:height="0.254cm" svg:x="8.924cm" svg:y="13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4" draw:id="id24" draw:layer="layout" svg:width="0.254cm" svg:height="0.254cm" svg:x="10.125cm" svg:y="13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6" draw:id="id26" draw:layer="layout" svg:width="0.254cm" svg:height="0.254cm" svg:x="10.126cm" svg:y="14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draw:line-skew="-0.521cm 0.577cm" svg:x1="5.167cm" svg:y1="2.116cm" svg:x2="6.551cm" svg:y2="2.042cm" draw:start-shape="id1" draw:start-glue-point="10" draw:end-shape="id2" draw:end-glue-point="5" svg:d="M5167 2116c229 0 190-14 479-16s905 11 905-58" svg:viewBox="0 0 1385 75">
          <text:p/>
        </draw:connector>
        <draw:connector draw:style-name="gr6" draw:text-style-name="P5" draw:layer="layout" draw:type="curve" svg:x1="12.186cm" svg:y1="2.031cm" svg:x2="12.122cm" svg:y2="2.031cm" svg:d="M12186 2031h-64" svg:viewBox="0 0 65 1">
          <text:p/>
        </draw:connector>
        <draw:connector draw:style-name="gr6" draw:text-style-name="P5" draw:layer="layout" draw:type="curve" svg:x1="5.165cm" svg:y1="6.614cm" svg:x2="6.216cm" svg:y2="7.519cm" draw:start-shape="id3" draw:start-glue-point="10" draw:end-shape="id4" draw:end-glue-point="6" svg:d="M5165 6614c789 0 264 905 1051 905" svg:viewBox="0 0 1052 906">
          <text:p/>
        </draw:connector>
        <draw:connector draw:style-name="gr6" draw:text-style-name="P5" draw:layer="layout" draw:type="curve" svg:x1="5.166cm" svg:y1="8.415cm" svg:x2="6.216cm" svg:y2="7.519cm" draw:start-shape="id5" draw:start-glue-point="10" draw:end-shape="id4" draw:end-glue-point="6" svg:d="M5166 8415c789 0 264-896 1050-896" svg:viewBox="0 0 1051 897">
          <text:p/>
        </draw:connector>
        <draw:connector draw:style-name="gr6" draw:text-style-name="P5" draw:layer="layout" draw:type="curve" svg:x1="5.166cm" svg:y1="4.115cm" svg:x2="6.215cm" svg:y2="4.118cm" draw:start-shape="id6" draw:start-glue-point="10" draw:end-shape="id7" draw:end-glue-point="6" svg:d="M5166 4115c787 0 263 3 1049 3" svg:viewBox="0 0 1050 4">
          <text:p/>
        </draw:connector>
        <draw:connector draw:style-name="gr6" draw:text-style-name="P5" draw:layer="layout" draw:type="curve" svg:x1="9.268cm" svg:y1="4.117cm" svg:x2="10.315cm" svg:y2="4.118cm" draw:start-shape="id8" draw:start-glue-point="10" draw:end-shape="id9" draw:end-glue-point="6" svg:d="M9268 4117c786 0 263 1 1047 1" svg:viewBox="0 0 1048 2">
          <text:p/>
        </draw:connector>
        <draw:connector draw:style-name="gr6" draw:text-style-name="P5" draw:layer="layout" draw:type="curve" svg:x1="9.267cm" svg:y1="7.516cm" svg:x2="10.214cm" svg:y2="7.517cm" draw:start-shape="id10" draw:start-glue-point="10" draw:end-shape="id11" draw:end-glue-point="6" svg:d="M9267 7516c711 0 238 1 947 1" svg:viewBox="0 0 948 2">
          <text:p/>
        </draw:connector>
        <draw:connector draw:style-name="gr6" draw:text-style-name="P5" draw:layer="layout" draw:type="curve" svg:x1="12.87cm" svg:y1="11.01cm" svg:x2="12.763cm" svg:y2="11.01cm" svg:d="M12870 11010h-107" svg:viewBox="0 0 108 1">
          <text:p/>
        </draw:connector>
        <draw:connector draw:style-name="gr6" draw:text-style-name="P5" draw:layer="layout" draw:type="curve" svg:x1="5.175cm" svg:y1="10.536cm" svg:x2="6.222cm" svg:y2="10.037cm" draw:start-shape="id12" draw:start-glue-point="10" draw:end-shape="id13" draw:end-glue-point="6" svg:d="M5175 10536c786 0 263-499 1047-499" svg:viewBox="0 0 1048 500">
          <text:p/>
        </draw:connector>
        <draw:connector draw:style-name="gr6" draw:text-style-name="P5" draw:layer="layout" draw:type="curve" svg:x1="5.176cm" svg:y1="11.137cm" svg:x2="6.222cm" svg:y2="11.537cm" draw:start-shape="id14" draw:start-glue-point="10" draw:end-shape="id15" draw:end-glue-point="6" svg:d="M5176 11137c786 0 263 400 1046 400" svg:viewBox="0 0 1047 401">
          <text:p/>
        </draw:connector>
        <draw:connector draw:style-name="gr6" draw:text-style-name="P5" draw:layer="layout" draw:type="curve" svg:x1="9.178cm" svg:y1="10.039cm" svg:x2="10.125cm" svg:y2="10.04cm" draw:start-shape="id16" draw:start-glue-point="10" draw:end-shape="id17" draw:end-glue-point="6" svg:d="M9178 10039c711 0 238 1 947 1" svg:viewBox="0 0 948 2">
          <text:p/>
        </draw:connector>
        <draw:connector draw:style-name="gr6" draw:text-style-name="P5" draw:layer="layout" draw:type="curve" svg:x1="9.177cm" svg:y1="11.538cm" svg:x2="10.126cm" svg:y2="11.541cm" draw:start-shape="id18" draw:start-glue-point="10" draw:end-shape="id19" draw:end-glue-point="6" svg:d="M9177 11538c712 0 238 3 949 3" svg:viewBox="0 0 950 4">
          <text:p/>
        </draw:connector>
        <draw:connector draw:style-name="gr6" draw:text-style-name="P5" draw:layer="layout" draw:type="curve" svg:x1="5.139cm" svg:y1="14.356cm" svg:x2="6.222cm" svg:y2="14.966cm" draw:start-shape="id20" draw:start-glue-point="9" draw:end-shape="id21" draw:end-glue-point="6" svg:d="M5139 14356c841 0 300 610 1083 610" svg:viewBox="0 0 1084 611">
          <text:p/>
        </draw:connector>
        <draw:connector draw:style-name="gr6" draw:text-style-name="P5" draw:layer="layout" draw:type="curve" svg:x1="5.139cm" svg:y1="14.176cm" svg:x2="6.222cm" svg:y2="13.466cm" draw:start-shape="id20" draw:start-glue-point="11" draw:end-shape="id22" draw:end-glue-point="6" svg:d="M5139 14176c841 0 300-710 1083-710" svg:viewBox="0 0 1084 711">
          <text:p/>
        </draw:connector>
        <draw:connector draw:style-name="gr6" draw:text-style-name="P5" draw:layer="layout" draw:type="curve" svg:x1="9.178cm" svg:y1="13.468cm" svg:x2="10.125cm" svg:y2="13.469cm" draw:start-shape="id23" draw:start-glue-point="10" draw:end-shape="id24" draw:end-glue-point="6" svg:d="M9178 13468c711 0 238 1 947 1" svg:viewBox="0 0 948 2">
          <text:p/>
        </draw:connector>
        <draw:connector draw:style-name="gr6" draw:text-style-name="P5" draw:layer="layout" draw:type="curve" svg:x1="9.177cm" svg:y1="14.967cm" svg:x2="10.126cm" svg:y2="14.97cm" draw:start-shape="id25" draw:start-glue-point="10" draw:end-shape="id26" draw:end-glue-point="6" svg:d="M9177 14967c712 0 238 3 949 3" svg:viewBox="0 0 950 4">
          <text:p/>
        </draw:connector>
        <draw:custom-shape draw:style-name="gr7" draw:text-style-name="P3" draw:layer="layout" svg:width="1.271cm" svg:height="2.794cm" draw:transform="rotate (1.5707963267949) translate (19.796cm 2.978cm)">
          <text:p text:style-name="P1">N: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3" draw:layer="layout" svg:width="1.271cm" svg:height="2.794cm" draw:transform="rotate (1.5707963267949) translate (19.796cm 4.81cm)">
          <text:p text:style-name="P1">1:N</text:p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6" draw:layer="layout" svg:width="1.271cm" svg:height="2.794cm" draw:transform="rotate (1.5707963267949) translate (15.478cm 15.913cm)">
          <text:p text:style-name="P1">N: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6" draw:layer="layout" svg:width="1.271cm" svg:height="2.794cm" draw:transform="rotate (1.5707963267949) translate (15.478cm 18.78cm)">
          <text:p text:style-name="P1">1:N</text:p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6" draw:layer="layout" svg:width="2.794cm" svg:height="1.143cm" svg:x="15.478cm" svg:y="16.167cm">
          <text:p text:style-name="P1">1: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62cm" svg:y="15.683cm">
          <text:p text:style-name="P1">Funnel 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6.298cm" svg:y="16.499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143cm" svg:x="1.762cm" svg:y="17.442cm">
          <text:p text:style-name="P1">Funnel 2</text:p>
          <draw:enhanced-geometry svg:viewBox="0 0 21600 21600" draw:type="rectangle" draw:enhanced-path="M 0 0 L 21600 0 21600 21600 0 21600 0 0 Z N"/>
        </draw:custom-shape>
        <draw:custom-shape draw:style-name="gr5" draw:text-style-name="P4" xml:id="id27" draw:id="id27" draw:layer="layout" svg:width="0.254cm" svg:height="0.21cm" svg:x="4.911cm" svg:y="16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9" draw:id="id29" draw:layer="layout" svg:width="0.254cm" svg:height="0.21cm" svg:x="4.912cm" svg:y="17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8" draw:id="id28" draw:layer="layout" svg:width="0.254cm" svg:height="0.21cm" svg:x="6.216cm" svg:y="17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5.165cm" svg:y1="16.213cm" svg:x2="6.216cm" svg:y2="17.118cm" draw:start-shape="id27" draw:start-glue-point="10" draw:end-shape="id28" draw:end-glue-point="6" svg:d="M5165 16213c789 0 264 905 1051 905" svg:viewBox="0 0 1052 906">
          <text:p/>
        </draw:connector>
        <draw:connector draw:style-name="gr6" draw:text-style-name="P5" draw:layer="layout" draw:type="curve" svg:x1="5.166cm" svg:y1="18.014cm" svg:x2="6.216cm" svg:y2="17.118cm" draw:start-shape="id29" draw:start-glue-point="10" draw:end-shape="id28" draw:end-glue-point="6" svg:d="M5166 18014c789 0 264-896 1050-896" svg:viewBox="0 0 1051 897">
          <text:p/>
        </draw:connector>
        <draw:custom-shape draw:style-name="gr1" draw:text-style-name="P1" draw:layer="layout" svg:width="3.302cm" svg:height="1.143cm" svg:x="15.224cm" svg:y="1.762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23.86cm" svg:y="1.762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5" draw:text-style-name="P4" xml:id="id30" draw:id="id30" draw:layer="layout" svg:width="0.254cm" svg:height="0.21cm" svg:x="18.347cm" svg:y="2.2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3" draw:id="id33" draw:layer="layout" svg:width="0.254cm" svg:height="0.21cm" svg:x="23.75cm" svg:y="2.2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2" draw:id="id32" draw:layer="layout" svg:width="0.254cm" svg:height="0.21cm" svg:x="22.449cm" svg:y="2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1" draw:id="id31" draw:layer="layout" svg:width="0.254cm" svg:height="0.21cm" svg:x="19.65cm" svg:y="2.2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18.601cm" svg:y1="2.327cm" svg:x2="19.65cm" svg:y2="2.33cm" draw:start-shape="id30" draw:start-glue-point="10" draw:end-shape="id31" draw:end-glue-point="6" svg:d="M18601 2327c787 0 263 3 1049 3" svg:viewBox="0 0 1050 4">
          <text:p/>
        </draw:connector>
        <draw:connector draw:style-name="gr6" draw:text-style-name="P5" draw:layer="layout" draw:type="curve" svg:x1="22.703cm" svg:y1="2.329cm" svg:x2="23.75cm" svg:y2="2.33cm" draw:start-shape="id32" draw:start-glue-point="10" draw:end-shape="id33" draw:end-glue-point="6" svg:d="M22703 2329c786 0 263 1 1047 1" svg:viewBox="0 0 1048 2">
          <text:p/>
        </draw:connector>
        <draw:custom-shape draw:style-name="gr1" draw:text-style-name="P1" draw:layer="layout" svg:width="3.302cm" svg:height="1.143cm" svg:x="15.224cm" svg:y="3.55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1.143cm" svg:x="23.86cm" svg:y="3.55cm">
          <text:p text:style-name="P1">Spout</text:p>
          <draw:enhanced-geometry svg:viewBox="0 0 21600 21600" draw:type="rectangle" draw:enhanced-path="M 0 0 L 21600 0 21600 21600 0 21600 0 0 Z N"/>
        </draw:custom-shape>
        <draw:custom-shape draw:style-name="gr5" draw:text-style-name="P4" xml:id="id34" draw:id="id34" draw:layer="layout" svg:width="0.254cm" svg:height="0.21cm" svg:x="18.347cm" svg:y="4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7" draw:id="id37" draw:layer="layout" svg:width="0.254cm" svg:height="0.21cm" svg:x="23.75cm" svg:y="4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6" draw:id="id36" draw:layer="layout" svg:width="0.254cm" svg:height="0.21cm" svg:x="22.449cm" svg:y="4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5" draw:id="id35" draw:layer="layout" svg:width="0.254cm" svg:height="0.21cm" svg:x="19.65cm" svg:y="4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18.601cm" svg:y1="4.115cm" svg:x2="19.65cm" svg:y2="4.118cm" draw:start-shape="id34" draw:start-glue-point="10" draw:end-shape="id35" draw:end-glue-point="6" svg:d="M18601 4115c787 0 263 3 1049 3" svg:viewBox="0 0 1050 4">
          <text:p/>
        </draw:connector>
        <draw:connector draw:style-name="gr6" draw:text-style-name="P5" draw:layer="layout" draw:type="curve" svg:x1="22.703cm" svg:y1="4.117cm" svg:x2="23.75cm" svg:y2="4.118cm" draw:start-shape="id36" draw:start-glue-point="10" draw:end-shape="id37" draw:end-glue-point="6" svg:d="M22703 4117c786 0 263 1 1047 1" svg:viewBox="0 0 1048 2">
          <text:p/>
        </draw:connector>
        <draw:custom-shape draw:style-name="gr1" draw:text-style-name="P1" draw:layer="layout" svg:width="3.302cm" svg:height="1.143cm" svg:x="15.224cm" svg:y="6.969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4cm" svg:height="0.889cm" svg:x="19.833cm" svg:y="6.334cm">
          <text:p text:style-name="P1">slow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94cm" svg:height="1.397cm" svg:x="19.833cm" svg:y="7.604cm">
          <text:p text:style-name="P7"><text:span text:style-name="T1">FAST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8" draw:id="id38" draw:layer="layout" svg:width="0.254cm" svg:height="0.254cm" svg:x="18.383cm" svg:y="7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0" draw:id="id40" draw:layer="layout" svg:width="0.254cm" svg:height="0.254cm" svg:x="18.384cm" svg:y="7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39" draw:id="id39" draw:layer="layout" svg:width="0.254cm" svg:height="0.254cm" svg:x="19.684cm" svg:y="6.6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1" draw:id="id41" draw:layer="layout" svg:width="0.254cm" svg:height="0.254cm" svg:x="19.684cm" svg:y="8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22.432cm" svg:y1="7.708cm" svg:x2="22.325cm" svg:y2="7.708cm" svg:d="M22432 7708h-107" svg:viewBox="0 0 108 1">
          <text:p/>
        </draw:connector>
        <draw:connector draw:style-name="gr6" draw:text-style-name="P5" draw:layer="layout" draw:type="curve" svg:x1="18.637cm" svg:y1="7.234cm" svg:x2="19.684cm" svg:y2="6.735cm" draw:start-shape="id38" draw:start-glue-point="10" draw:end-shape="id39" draw:end-glue-point="6" svg:d="M18637 7234c786 0 263-499 1047-499" svg:viewBox="0 0 1048 500">
          <text:p/>
        </draw:connector>
        <draw:connector draw:style-name="gr6" draw:text-style-name="P5" draw:layer="layout" draw:type="curve" svg:x1="18.638cm" svg:y1="7.835cm" svg:x2="19.684cm" svg:y2="8.235cm" draw:start-shape="id40" draw:start-glue-point="10" draw:end-shape="id41" draw:end-glue-point="6" svg:d="M18638 7835c786 0 263 400 1046 400" svg:viewBox="0 0 1047 401">
          <text:p/>
        </draw:connector>
        <draw:custom-shape draw:style-name="gr1" draw:text-style-name="P1" draw:layer="layout" svg:width="3.302cm" svg:height="1.143cm" svg:x="15.224cm" svg:y="10.398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94cm" svg:height="0.889cm" svg:x="23.733cm" svg:y="9.79cm">
          <text:p text:style-name="P1">slow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19.769cm" svg:y="9.636cm">
          <text:p text:style-name="P1">Valve 1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794cm" svg:height="1.397cm" svg:x="23.733cm" svg:y="11.006cm">
          <text:p text:style-name="P7"><text:span text:style-name="T1">FAST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143cm" svg:x="19.769cm" svg:y="11.16cm">
          <text:p text:style-name="P1">Valve 2</text:p>
          <draw:enhanced-geometry svg:viewBox="0 0 21600 21600" draw:type="rectangle" draw:enhanced-path="M 0 0 L 21600 0 21600 21600 0 21600 0 0 Z N"/>
        </draw:custom-shape>
        <draw:custom-shape draw:style-name="gr5" draw:text-style-name="P4" xml:id="id42" draw:id="id42" draw:layer="layout" svg:width="0.254cm" svg:height="0.254cm" svg:x="18.384cm" svg:y="10.8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4" draw:id="id44" draw:layer="layout" svg:width="0.254cm" svg:height="0.254cm" svg:x="19.684cm" svg:y="10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3" draw:id="id43" draw:layer="layout" svg:width="0.254cm" svg:height="0.254cm" svg:x="19.684cm" svg:y="11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7" draw:id="id47" draw:layer="layout" svg:width="0.254cm" svg:height="0.254cm" svg:x="22.385cm" svg:y="11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5" draw:id="id45" draw:layer="layout" svg:width="0.254cm" svg:height="0.254cm" svg:x="22.386cm" svg:y="10.0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6" draw:id="id46" draw:layer="layout" svg:width="0.254cm" svg:height="0.254cm" svg:x="23.587cm" svg:y="10.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48" draw:id="id48" draw:layer="layout" svg:width="0.254cm" svg:height="0.254cm" svg:x="23.588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18.601cm" svg:y1="11.054cm" svg:x2="19.684cm" svg:y2="11.664cm" draw:start-shape="id42" draw:start-glue-point="9" draw:end-shape="id43" draw:end-glue-point="6" svg:d="M18601 11054c841 0 300 610 1083 610" svg:viewBox="0 0 1084 611">
          <text:p/>
        </draw:connector>
        <draw:connector draw:style-name="gr6" draw:text-style-name="P5" draw:layer="layout" draw:type="curve" svg:x1="18.601cm" svg:y1="10.874cm" svg:x2="19.684cm" svg:y2="10.164cm" draw:start-shape="id42" draw:start-glue-point="11" draw:end-shape="id44" draw:end-glue-point="6" svg:d="M18601 10874c841 0 300-710 1083-710" svg:viewBox="0 0 1084 711">
          <text:p/>
        </draw:connector>
        <draw:connector draw:style-name="gr6" draw:text-style-name="P5" draw:layer="layout" draw:type="curve" svg:x1="22.64cm" svg:y1="10.166cm" svg:x2="23.587cm" svg:y2="10.167cm" draw:start-shape="id45" draw:start-glue-point="10" draw:end-shape="id46" draw:end-glue-point="6" svg:d="M22640 10166c711 0 238 1 947 1" svg:viewBox="0 0 948 2">
          <text:p/>
        </draw:connector>
        <draw:connector draw:style-name="gr6" draw:text-style-name="P5" draw:layer="layout" draw:type="curve" svg:x1="22.639cm" svg:y1="11.665cm" svg:x2="23.588cm" svg:y2="11.668cm" draw:start-shape="id47" draw:start-glue-point="10" draw:end-shape="id48" draw:end-glue-point="6" svg:d="M22639 11665c712 0 238 3 949 3" svg:viewBox="0 0 950 4">
          <text:p/>
        </draw:connector>
        <draw:frame draw:style-name="gr14" draw:text-style-name="P10" draw:layer="layout" svg:width="6.858cm" svg:height="1.115cm" svg:x="14.081cm" svg:y="13.347cm">
          <draw:text-box>
            <text:p text:style-name="P9"><text:span text:style-name="T2">Funnels may produce faster or slower than their consumer.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.302cm" svg:height="1.143cm" svg:x="1.789cm" svg:y="1.508cm">
          <text:p text:style-name="P1">Funnel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1.143cm" svg:x="6.588cm" svg:y="1.508cm">
          <text:p text:style-name="P1">Spout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1.43cm" svg:height="3.81cm" svg:x="1.762cm" svg:y="2.905cm">
          <draw:text-box>
            <text:p>1. Funnel sends next() to spout.</text:p>
            <text:p>2. Spout receives next(), waits and then sends next() and calls it.</text:p>
            <text:p>3. Funnel sends msg to spout.</text:p>
            <text:p>4. Repeat from 2.</text:p>
          </draw:text-box>
        </draw:frame>
        <draw:custom-shape draw:style-name="gr5" draw:text-style-name="P4" xml:id="id49" draw:id="id49" draw:layer="layout" svg:width="0.254cm" svg:height="0.21cm" svg:x="4.913cm" svg:y="2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50" draw:id="id50" draw:layer="layout" svg:width="0.254cm" svg:height="0.21cm" svg:x="6.514cm" svg:y="2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draw:line-skew="-0.521cm 0.577cm" svg:x1="5.167cm" svg:y1="2.116cm" svg:x2="6.551cm" svg:y2="2.042cm" draw:start-shape="id49" draw:start-glue-point="10" draw:end-shape="id50" draw:end-glue-point="5" svg:d="M5167 2116c229 0 190-14 479-16s905 11 905-58" svg:viewBox="0 0 1385 75">
          <text:p/>
        </draw:connector>
        <draw:connector draw:style-name="gr6" draw:text-style-name="P5" draw:layer="layout" draw:type="curve" svg:x1="12.186cm" svg:y1="2.031cm" svg:x2="12.122cm" svg:y2="2.031cm" svg:d="M12186 2031h-64" svg:viewBox="0 0 6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7:24:45.930216000</meta:creation-date>
    <dc:date>2016-02-28T21:40:56.842384000</dc:date>
    <meta:editing-duration>PT19M8S</meta:editing-duration>
    <meta:editing-cycles>2</meta:editing-cycles>
    <meta:generator>LibreOffice/5.0.3.2$MacOSX_X86_64 LibreOffice_project/e5f16313668ac592c1bfb310f4390624e3dbfb75</meta:generator>
    <meta:print-date>2016-02-28T18:37:47.474796000</meta:print-date>
    <meta:document-statistic meta:object-count="124"/>
  </office:meta>
</office:document-meta>
</file>